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, mg</text:p>
          </table:table-cell>
          <table:table-cell office:value-type="string" calcext:value-type="string">
            <text:p>D, mm</text:p>
          </table:table-cell>
          <table:table-cell office:value-type="string" calcext:value-type="string">
            <text:p>t, s</text:p>
          </table:table-cell>
          <table:table-cell table:style-name="Default" office:value-type="string" calcext:value-type="string">
            <text:p>v, m/s</text:p>
          </table:table-cell>
          <table:table-cell table:style-name="Default" office:value-type="string" calcext:value-type="string">
            <text:p>eta, N*s/m^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145" calcext:value-type="float">
            <text:p>2.145</text:p>
          </table:table-cell>
          <table:table-cell office:value-type="float" office:value="16.41" calcext:value-type="float">
            <text:p>16.41</text:p>
          </table:table-cell>
          <table:table-cell table:formula="of:=[.$H$3]/[.D2]" office:value-type="float" office:value="1.58439975624619" calcext:value-type="float">
            <text:p>1.58</text:p>
          </table:table-cell>
          <table:table-cell table:formula="of:=[.D2]*([.B2]/10^6-4/3*PI()*([.C2]/2000)^3*[.$K$3])*9.81/(6*PI()*[.C2]/2000*(1+2.4*[.C2]/(20*[.$I$3]))*[.$H$3]/100)" office:value-type="float" office:value="1.4852861227534" calcext:value-type="float">
            <text:p>1.49</text:p>
          </table:table-cell>
          <table:table-cell/>
          <table:table-cell office:value-type="string" calcext:value-type="string">
            <text:p>L, cm</text:p>
          </table:table-cell>
          <table:table-cell office:value-type="string" calcext:value-type="string">
            <text:p>R, cm</text:p>
          </table:table-cell>
          <table:table-cell office:value-type="string" calcext:value-type="string">
            <text:p>rho_lead, kg/m^3</text:p>
          </table:table-cell>
          <table:table-cell office:value-type="string" calcext:value-type="string">
            <text:p>rho_liq, kg/m^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.115" calcext:value-type="float">
            <text:p>2.115</text:p>
          </table:table-cell>
          <table:table-cell office:value-type="float" office:value="15.89" calcext:value-type="float">
            <text:p>15.89</text:p>
          </table:table-cell>
          <table:table-cell table:formula="of:=[.$H$3]/[.D3]" office:value-type="float" office:value="1.63624921334172" calcext:value-type="float">
            <text:p>1.64</text:p>
          </table:table-cell>
          <table:table-cell table:formula="of:=[.D3]*([.B3]/10^6-4/3*PI()*([.C3]/2000)^3*[.$K$3])*9.81/(6*PI()*[.C3]/2000*(1+2.4*[.C3]/(20*[.$I$3]))*[.$H$3]/100)" office:value-type="float" office:value="1.44057798057009" calcext:value-type="float">
            <text:p>1.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.5</text:p>
          </table:table-cell>
          <table:table-cell office:value-type="float" office:value="11340" calcext:value-type="float">
            <text:p>1134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5" calcext:value-type="float">
            <text:p>44.5</text:p>
          </table:table-cell>
          <table:table-cell office:value-type="float" office:value="1.935" calcext:value-type="float">
            <text:p>1.935</text:p>
          </table:table-cell>
          <table:table-cell office:value-type="float" office:value="18.66" calcext:value-type="float">
            <text:p>18.66</text:p>
          </table:table-cell>
          <table:table-cell table:formula="of:=[.$H$3]/[.D4]" office:value-type="float" office:value="1.39335476956056" calcext:value-type="float">
            <text:p>1.39</text:p>
          </table:table-cell>
          <table:table-cell table:formula="of:=[.D4]*([.B4]/10^6-4/3*PI()*([.C4]/2000)^3*[.$K$3])*9.81/(6*PI()*[.C4]/2000*(1+2.4*[.C4]/(20*[.$I$3]))*[.$H$3]/100)" office:value-type="float" office:value="1.40311693841584" calcext:value-type="float">
            <text:p>1.4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.155" calcext:value-type="float">
            <text:p>2.155</text:p>
          </table:table-cell>
          <table:table-cell office:value-type="float" office:value="16.12" calcext:value-type="float">
            <text:p>16.12</text:p>
          </table:table-cell>
          <table:table-cell table:formula="of:=[.$H$6]/[.D5]" office:value-type="float" office:value="1.55086848635236" calcext:value-type="float">
            <text:p>1.55</text:p>
          </table:table-cell>
          <table:table-cell table:formula="of:=[.D5]*([.B5]/10^6-4/3*PI()*([.C5]/2000)^3*[.$K$3])*9.81/(6*PI()*[.C5]/2000*(1+2.4*[.C5]/(20*[.$I$3]))*[.$H$3]/100)" office:value-type="float" office:value="1.36773583961842" calcext:value-type="float">
            <text:p>1.37</text:p>
          </table:table-cell>
          <table:table-cell/>
          <table:table-cell office:value-type="string" calcext:value-type="string">
            <text:p>L_iva, cm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.94" calcext:value-type="float">
            <text:p>1.94</text:p>
          </table:table-cell>
          <table:table-cell office:value-type="float" office:value="19.29" calcext:value-type="float">
            <text:p>19.29</text:p>
          </table:table-cell>
          <table:table-cell table:formula="of:=[.$H$6]/[.D6]" office:value-type="float" office:value="1.29600829445308" calcext:value-type="float">
            <text:p>1.30</text:p>
          </table:table-cell>
          <table:table-cell table:formula="of:=[.D6]*([.B6]/10^6-4/3*PI()*([.C6]/2000)^3*[.$K$3])*9.81/(6*PI()*[.C6]/2000*(1+2.4*[.C6]/(20*[.$I$3]))*[.$H$3]/100)" office:value-type="float" office:value="1.35404130448907" calcext:value-type="float">
            <text:p>1.3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.04" calcext:value-type="float">
            <text:p>2.04</text:p>
          </table:table-cell>
          <table:table-cell office:value-type="float" office:value="16.97" calcext:value-type="float">
            <text:p>16.97</text:p>
          </table:table-cell>
          <table:table-cell table:formula="of:=[.$H$6]/[.D7]" office:value-type="float" office:value="1.47318797878609" calcext:value-type="float">
            <text:p>1.47</text:p>
          </table:table-cell>
          <table:table-cell table:formula="of:=[.D7]*([.B7]/10^6-4/3*PI()*([.C7]/2000)^3*[.$K$3])*9.81/(6*PI()*[.C7]/2000*(1+2.4*[.C7]/(20*[.$I$3]))*[.$H$3]/100)" office:value-type="float" office:value="1.34672661722534" calcext:value-type="float">
            <text:p>1.3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.93" calcext:value-type="float">
            <text:p>1.93</text:p>
          </table:table-cell>
          <table:table-cell office:value-type="float" office:value="19.61" calcext:value-type="float">
            <text:p>19.61</text:p>
          </table:table-cell>
          <table:table-cell table:formula="of:=[.$H$6]/[.D8]" office:value-type="float" office:value="1.2748597654258" calcext:value-type="float">
            <text:p>1.27</text:p>
          </table:table-cell>
          <table:table-cell table:formula="of:=[.D8]*([.B8]/10^6-4/3*PI()*([.C8]/2000)^3*[.$K$3])*9.81/(6*PI()*[.C8]/2000*(1+2.4*[.C8]/(20*[.$I$3]))*[.$H$3]/100)" office:value-type="float" office:value="1.3125464910506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.855" calcext:value-type="float">
            <text:p>1.855</text:p>
          </table:table-cell>
          <table:table-cell office:value-type="float" office:value="16.57" calcext:value-type="float">
            <text:p>16.57</text:p>
          </table:table-cell>
          <table:table-cell table:formula="of:=[.$H$6]/[.D9]" office:value-type="float" office:value="1.50875075437538" calcext:value-type="float">
            <text:p>1.51</text:p>
          </table:table-cell>
          <table:table-cell table:formula="of:=[.D9]*([.B9]/10^6-4/3*PI()*([.C9]/2000)^3*[.$K$3])*9.81/(6*PI()*[.C9]/2000*(1+2.4*[.C9]/(20*[.$I$3]))*[.$H$3]/100)" office:value-type="float" office:value="1.66773736028791" calcext:value-type="float">
            <text:p>1.6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.865" calcext:value-type="float">
            <text:p>1.865</text:p>
          </table:table-cell>
          <table:table-cell office:value-type="float" office:value="20.23" calcext:value-type="float">
            <text:p>20.23</text:p>
          </table:table-cell>
          <table:table-cell table:formula="of:=[.$H$6]/[.D10]" office:value-type="float" office:value="1.23578843302027" calcext:value-type="float">
            <text:p>1.24</text:p>
          </table:table-cell>
          <table:table-cell table:formula="of:=[.D10]*([.B10]/10^6-4/3*PI()*([.C10]/2000)^3*[.$K$3])*9.81/(6*PI()*[.C10]/2000*(1+2.4*[.C10]/(20*[.$I$3]))*[.$H$3]/100)" office:value-type="float" office:value="1.34399846448186" calcext:value-type="float">
            <text:p>1.3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2.1" calcext:value-type="float">
            <text:p>2.1</text:p>
          </table:table-cell>
          <table:table-cell office:value-type="float" office:value="16.03" calcext:value-type="float">
            <text:p>16.03</text:p>
          </table:table-cell>
          <table:table-cell table:formula="of:=[.$H$6]/[.D11]" office:value-type="float" office:value="1.55957579538366" calcext:value-type="float">
            <text:p>1.56</text:p>
          </table:table-cell>
          <table:table-cell table:formula="of:=[.D11]*([.B11]/10^6-4/3*PI()*([.C11]/2000)^3*[.$K$3])*9.81/(6*PI()*[.C11]/2000*(1+2.4*[.C11]/(20*[.$I$3]))*[.$H$3]/100)" office:value-type="float" office:value="1.66259356882483" calcext:value-type="float">
            <text:p>1.6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average eta, N*s/m^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AVERAGE([.F2:.F11])" office:value-type="float" office:value="1.43843606877174" calcext:value-type="float">
            <text:p>1.43843606877174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viscosity error, Pa*s</text:p>
          </table:table-cell>
          <table:table-cell/>
          <table:table-cell office:value-type="string" calcext:value-type="string">
            <text:p>viscosity error, %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formula="of:=STDEV([.F2:.F11])/SQRT(10)" office:value-type="float" office:value="0.0410380436588064" calcext:value-type="float">
            <text:p>0.041038043658806</text:p>
          </table:table-cell>
          <table:table-cell/>
          <table:table-cell table:formula="of:=[.H17]/[.H13]" office:value-type="float" office:value="0.0285296264114458" calcext:value-type="float">
            <text:p>0.028529626411446</text:p>
          </table:table-cell>
          <table:table-cell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nner D, mm</text:p>
          </table:table-cell>
          <table:table-cell office:value-type="string" calcext:value-type="string">
            <text:p>outer D, mm</text:p>
          </table:table-cell>
          <table:table-cell office:value-type="string" calcext:value-type="string">
            <text:p>H, mm</text:p>
          </table:table-cell>
          <table:table-cell office:value-type="string" calcext:value-type="string">
            <text:p>M, g</text:p>
          </table:table-cell>
          <table:table-cell/>
          <table:table-cell office:value-type="string" calcext:value-type="string">
            <text:p>density, kg/m^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9.88" calcext:value-type="float">
            <text:p>9.88</text:p>
          </table:table-cell>
          <table:table-cell office:value-type="float" office:value="14.82" calcext:value-type="float">
            <text:p>14.82</text:p>
          </table:table-cell>
          <table:table-cell office:value-type="float" office:value="6.725" calcext:value-type="float">
            <text:p>6.725</text:p>
          </table:table-cell>
          <table:table-cell/>
          <table:table-cell table:formula="of:=[.E12]/(PI()*[.D12]*([.C12]^2-[.B12]^2))*10^6*4" office:value-type="float" office:value="8022.17836638412" calcext:value-type="float">
            <text:p>8022.17836638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8" calcext:value-type="float">
            <text:p>4.48</text:p>
          </table:table-cell>
          <table:table-cell office:value-type="float" office:value="9.62" calcext:value-type="float">
            <text:p>9.62</text:p>
          </table:table-cell>
          <table:table-cell office:value-type="float" office:value="14.82" calcext:value-type="float">
            <text:p>14.82</text:p>
          </table:table-cell>
          <table:table-cell office:value-type="float" office:value="6.726" calcext:value-type="float">
            <text:p>6.7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2" calcext:value-type="float">
            <text:p>4.52</text:p>
          </table:table-cell>
          <table:table-cell office:value-type="float" office:value="9.92" calcext:value-type="float">
            <text:p>9.92</text:p>
          </table:table-cell>
          <table:table-cell office:value-type="float" office:value="14.8" calcext:value-type="float">
            <text:p>14.8</text:p>
          </table:table-cell>
          <table:table-cell office:value-type="float" office:value="6.725" calcext:value-type="float">
            <text:p>6.7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6" calcext:value-type="float">
            <text:p>4.56</text:p>
          </table:table-cell>
          <table:table-cell office:value-type="float" office:value="9.38" calcext:value-type="float">
            <text:p>9.38</text:p>
          </table:table-cell>
          <table:table-cell office:value-type="float" office:value="14.82" calcext:value-type="float">
            <text:p>14.82</text:p>
          </table:table-cell>
          <table:table-cell office:value-type="float" office:value="6.725" calcext:value-type="float">
            <text:p>6.7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9.9" calcext:value-type="float">
            <text:p>9.9</text:p>
          </table:table-cell>
          <table:table-cell office:value-type="float" office:value="14.82" calcext:value-type="float">
            <text:p>14.82</text:p>
          </table:table-cell>
          <table:table-cell office:value-type="float" office:value="6.726" calcext:value-type="float">
            <text:p>6.72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2" calcext:value-type="float">
            <text:p>4.42</text:p>
          </table:table-cell>
          <table:table-cell office:value-type="float" office:value="9.2" calcext:value-type="float">
            <text:p>9.2</text:p>
          </table:table-cell>
          <table:table-cell office:value-type="float" office:value="14.82" calcext:value-type="float">
            <text:p>14.8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6" calcext:value-type="float">
            <text:p>4.46</text:p>
          </table:table-cell>
          <table:table-cell office:value-type="float" office:value="9.18" calcext:value-type="float">
            <text:p>9.18</text:p>
          </table:table-cell>
          <table:table-cell office:value-type="float" office:value="14.82" calcext:value-type="float">
            <text:p>14.8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.4</text:p>
          </table:table-cell>
          <table:table-cell office:value-type="float" office:value="9.72" calcext:value-type="float">
            <text:p>9.72</text:p>
          </table:table-cell>
          <table:table-cell office:value-type="float" office:value="14.82" calcext:value-type="float">
            <text:p>14.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36" calcext:value-type="float">
            <text:p>4.36</text:p>
          </table:table-cell>
          <table:table-cell office:value-type="float" office:value="9.84" calcext:value-type="float">
            <text:p>9.84</text:p>
          </table:table-cell>
          <table:table-cell office:value-type="float" office:value="14.82" calcext:value-type="float">
            <text:p>14.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8" calcext:value-type="float">
            <text:p>4.48</text:p>
          </table:table-cell>
          <table:table-cell office:value-type="float" office:value="9.22" calcext:value-type="float">
            <text:p>9.22</text:p>
          </table:table-cell>
          <table:table-cell office:value-type="float" office:value="14.82" calcext:value-type="float">
            <text:p>14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4.456" calcext:value-type="float">
            <text:p>4.456</text:p>
          </table:table-cell>
          <table:table-cell table:formula="of:=AVERAGE([.C2:.C11])" office:value-type="float" office:value="9.586" calcext:value-type="float">
            <text:p>9.586</text:p>
          </table:table-cell>
          <table:table-cell table:formula="of:=AVERAGE([.D2:.D11])" office:value-type="float" office:value="14.818" calcext:value-type="float">
            <text:p>14.818</text:p>
          </table:table-cell>
          <table:table-cell table:formula="of:=AVERAGE([.E2:.E11])" office:value-type="float" office:value="6.7254" calcext:value-type="float">
            <text:p>6.7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11])" office:value-type="float" office:value="0.0644980619863884" calcext:value-type="float">
            <text:p>0.064498061986388</text:p>
          </table:table-cell>
          <table:table-cell table:formula="of:=STDEV([.C2:.C11])" office:value-type="float" office:value="0.310991246750701" calcext:value-type="float">
            <text:p>0.310991246750701</text:p>
          </table:table-cell>
          <table:table-cell table:formula="of:=STDEV([.D2:.D11])" office:value-type="float" office:value="0.00632455532033663" calcext:value-type="float">
            <text:p>0.006324555320337</text:p>
          </table:table-cell>
          <table:table-cell table:formula="of:=STDEV([.E2:.E11])" office:value-type="float" office:value="0.000547722557505349" calcext:value-type="float">
            <text:p>0.000547722557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 error</text:p>
          </table:table-cell>
          <table:table-cell table:formula="of:=[.B13]/[.B12]" office:value-type="float" office:value="0.014474430427825" calcext:value-type="float">
            <text:p>0.014474430427825</text:p>
          </table:table-cell>
          <table:table-cell table:formula="of:=[.C13]/[.C12]" office:value-type="float" office:value="0.0324422331265075" calcext:value-type="float">
            <text:p>0.032442233126508</text:p>
          </table:table-cell>
          <table:table-cell table:formula="of:=[.D13]/[.D12]" office:value-type="float" office:value="0.000426815718743192" calcext:value-type="float">
            <text:p>0.000426815718743</text:p>
          </table:table-cell>
          <table:table-cell table:formula="of:=[.E13]/[.E12]" office:value-type="float" office:value="0.000081440889390274" calcext:value-type="float">
            <text:p>8.1440889390274E-05</text:p>
          </table:table-cell>
          <table:table-cell/>
          <table:table-cell office:value-type="string" calcext:value-type="string">
            <text:p>total error, percent</text:p>
          </table:table-cell>
        </table:table-row>
        <table:table-row table:style-name="ro1">
          <table:table-cell table:number-columns-repeated="6"/>
          <table:table-cell table:formula="of:=SQRT(M_r_error^2 + H_r_error^2 + 4*(outerD_r_error^2 + [.B14]^2))" office:value-type="float" office:value="0.0710508220223712" calcext:value-type="float">
            <text:p>0.071050822022371</text:p>
          </table:table-cell>
        </table:table-row>
      </table:table>
      <table:named-expressions>
        <table:named-range table:name="H_r_error" table:base-cell-address="$Sheet2.$D$14" table:cell-range-address="$Sheet2.$D$14"/>
        <table:named-range table:name="M_r_error" table:base-cell-address="$Sheet2.$E$14" table:cell-range-address="$Sheet2.$E$14"/>
        <table:named-range table:name="outerD_r_error" table:base-cell-address="$Sheet2.$C$14" table:cell-range-address="$Sheet2.$C$1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14:51:39.044394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7:15:08.480097466</meta:creation-date>
    <meta:generator>LibreOffice/6.4.7.2$Linux_X86_64 LibreOffice_project/40$Build-2</meta:generator>
    <dc:date>2022-02-06T17:45:32.418224782</dc:date>
    <meta:editing-duration>PT8H4M7S</meta:editing-duration>
    <meta:editing-cycles>11</meta:editing-cycles>
    <meta:document-statistic meta:table-count="2" meta:cell-count="151" meta:object-count="0"/>
  </office:meta>
</office:document-meta>
</file>